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Kravspesifikasjon Stein saks papir:</text:span></text:p>
      <text:p text:style-name="P1"><text:span text:style-name="T2">Du mot datamaskina</text:span></text:p>
      <text:p text:style-name="P1"><text:span text:style-name="T3"/></text:p>
      <text:p text:style-name="P1"><text:span text:style-name="T4">3 knappar, ein for stein, ein for saks, og ein for papir</text:span></text:p>
      <text:p text:style-name="P1"><text:span text:style-name="T4">Stein vinn over saks og tapar for papir</text:span></text:p>
      <text:p text:style-name="P1"><text:span text:style-name="T4">Saks vinn over papir og tapar for stein</text:span></text:p>
      <text:p text:style-name="P1"><text:span text:style-name="T4">Papir vinn over stein og tapar for saks</text:span></text:p>
      <text:p text:style-name="P1"><text:span text:style-name="T4">Kva du har valgt og kva PC-en har valgt skal visast, og kven som vinn</text:span></text:p>
      <text:p text:style-name="P1"><text:span text:style-name="T5"/></text:p>
      <text:p text:style-name="P1"><text:span text:style-name="T6">Programmet skal telle vinn, tap, uavgjort og kor monge gongar du har spelt. Spelet endar når enten du eller PC-en når 5 poeng</text:span></text:p>
      <text:p text:style-name="P1"><text:span text:style-name="T6">Når spelet sluttar kan du ikkje trykke på noko lenger, untatt start på nytt knappen</text:span></text:p>
      <text:p text:style-name="P1"><text:span text:style-name="T7">Testing:</text:span></text:p>
      <text:p text:style-name="P1"><text:span text:style-name="T8">3 knappar, ein for stein, ein for saks, og ein for papir(</text:span><text:span text:style-name="T9">✓</text:span><text:span text:style-name="T10">)</text:span></text:p>
      <text:p text:style-name="P1"><text:span text:style-name="T10">Stein vinn over saks og tapar for papir(</text:span><text:span text:style-name="T11">✓</text:span><text:span text:style-name="T12">)</text:span></text:p>
      <text:p text:style-name="P1"><text:span text:style-name="T12">Saks vinn over papir og tapar for stein(</text:span><text:span text:style-name="T13">✓</text:span><text:span text:style-name="T14">)</text:span></text:p>
      <text:p text:style-name="P1"><text:span text:style-name="T14">Papir vinn over stein og tapar for saks(</text:span><text:span text:style-name="T15">✓</text:span><text:span text:style-name="T16">)</text:span></text:p>
      <text:p text:style-name="P1"><text:span text:style-name="T16">Kva du har valgt og kva PC-en har valgt skal visast, og kven som vinn(</text:span><text:span text:style-name="T17">✓</text:span><text:span text:style-name="T18">)</text:span></text:p>
      <text:p text:style-name="P1"><text:span text:style-name="T19"/></text:p>
      <text:p text:style-name="P1"><text:span text:style-name="T20">Programmet skal telle vinn, tap, uavgjort og kor monge gongar du har spelt. Spelet endar når enten du eller PC-en når 5 poeng(</text:span><text:span text:style-name="T21">✓</text:span><text:span text:style-name="T22">)</text:span></text:p>
      <text:p text:style-name="P1"><text:span text:style-name="T22">Når spelet sluttar kan du ikkje trykke på noko lenger, untatt start på nytt knappen(</text:span><text:span text:style-name="T23">✓</text:span><text:span text:style-name="T24">)</text:span></text:p>
      <text:p text:style-name="P1"><text:span text:style-name="T24">Testara: </text:span></text:p>
      <text:p text:style-name="P1"><text:span text:style-name="T24">Marius: "Ingen problem"</text:span></text:p>
      <text:p text:style-name="P1"><text:span text:style-name="T24">Olav: "Va greit"</text:span></text:p>
      <text:p text:style-name="P1"><text:span text:style-name="T24">Oliver: "Endre hover på resultat bileta"</text:span><text:span text:style-name="T25"/></text:p>
      <text:p text:style-name="P1"><text:span text:style-name="T26">Psuedo Kode:</text:span></text:p>
      <text:p text:style-name="P1"><text:span text:style-name="T27">&lt;knapp saks&gt;</text:span></text:p>
      <text:p text:style-name="P1"><text:span text:style-name="T27">&lt;knapp stein&gt;</text:span></text:p>
      <text:p text:style-name="P1"><text:span text:style-name="T27">&lt;knapp papir&gt;</text:span></text:p>
      <text:p text:style-name="P1"><text:span text:style-name="T27">&lt;kode&gt;</text:span></text:p>
      <text:p text:style-name="P1"><text:span text:style-name="T27">Hvis start på nytt trykkast {</text:span></text:p>
      <text:p text:style-name="P1"><text:span text:style-name="T27">Start spel på nytt</text:span></text:p>
      <text:p text:style-name="P1"><text:span text:style-name="T27">}</text:span></text:p>
      <text:p text:style-name="P1"><text:span text:style-name="T27">Hvis knapp saks trykkast{</text:span></text:p>
      <text:p text:style-name="P1"><text:span text:style-name="T27">Var pc = tal 1-3</text:span></text:p>
      <text:p text:style-name="P1"><text:span text:style-name="T27">Hvis pc = 1 {</text:span></text:p>
      <text:p text:style-name="P1"><text:span text:style-name="T27">Tekst = pc valgte stein, du tapte</text:span></text:p>
      <text:p text:style-name="P1"><text:span text:style-name="T27">} elles hvis pc = 2 {</text:span></text:p>
      <text:p text:style-name="P1"><text:span text:style-name="T27">Tekst = pc valgte saks, resultat uavgjort</text:span></text:p>
      <text:p text:style-name="P1"><text:span text:style-name="T27">} elles hvis pc = 3 {</text:span></text:p>
      <text:p text:style-name="P1"><text:span text:style-name="T27">Tekst = pc valgte papir, du vannt</text:span></text:p>
      <text:p text:style-name="P1"><text:span text:style-name="T27">}</text:span></text:p>
      <text:p text:style-name="P1"><text:span text:style-name="T27">}</text:span></text:p>
      <text:p text:style-name="P1"><text:span text:style-name="T27">Hvis knapp stein trykkast{</text:span></text:p>
      <text:p text:style-name="P1"><text:span text:style-name="T27">Var pc = tal 1-3</text:span></text:p>
      <text:p text:style-name="P1"><text:span text:style-name="T27">Hvis pc = 1 {</text:span></text:p>
      <text:p text:style-name="P1"><text:span text:style-name="T27">Tekst = pc valgte stein, resultat uavgjort</text:span></text:p>
      <text:p text:style-name="P1"><text:span text:style-name="T27">} elles hvis pc = 2 {</text:span></text:p>
      <text:p text:style-name="P1"><text:span text:style-name="T27">Tekst = pc valgte saks, du vannt</text:span></text:p>
      <text:p text:style-name="P1"><text:span text:style-name="T27">} elles hvis pc = 3 {</text:span></text:p>
      <text:p text:style-name="P1"><text:span text:style-name="T27">Tekst = pc valgte papir, du tapte</text:span></text:p>
      <text:p text:style-name="P1"><text:span text:style-name="T27">}</text:span></text:p>
      <text:p text:style-name="P1"><text:span text:style-name="T27">}</text:span></text:p>
      <text:p text:style-name="P1"><text:span text:style-name="T27">Hvis knapp papir trykkast{</text:span></text:p>
      <text:p text:style-name="P1"><text:span text:style-name="T27">Var pc = tal 1-3</text:span></text:p>
      <text:p text:style-name="P1"><text:span text:style-name="T27">Hvis pc = 1 {</text:span></text:p>
      <text:p text:style-name="P1"><text:span text:style-name="T27">Tekst = pc valgte stein, du vannt</text:span></text:p>
      <text:p text:style-name="P1"><text:span text:style-name="T27">} elles hvis pc = 2 {</text:span></text:p>
      <text:p text:style-name="P1"><text:span text:style-name="T27">Tekst = pc valgte saks, du tapte</text:span></text:p>
      <text:p text:style-name="P1"><text:span text:style-name="T27">} elles hvis pc = 3 {</text:span></text:p>
      <text:p text:style-name="P1"><text:span text:style-name="T27">Tekst = pc valgte papir, resultat uavgjort</text:span></text:p>
      <text:p text:style-name="P1"><text:span text:style-name="T27">}</text:span></text:p>
      <text:p text:style-name="P1"><text:span text:style-name="T27">}</text:span></text:p>
      <text:p text:style-name="P1"><text:span text:style-name="T28"/></text:p>
      <text:p text:style-name="P1"><text:span text:style-name="T28"/></text:p>
      <text:p text:style-name="P1"><text:span text:style-name="T29">&lt;/kode&gt;</text:span></text:p>
      <text:p text:style-name="P1"><text:span text:style-name="T30">Skisse:</text:span></text:p>
      <text:p text:style-name="P2"><draw:frame text:anchor-type="as-char" svg:width="146.58mm" svg:height="82.29mm" style:rel-width="scale" style:rel-height="scale"><draw:object-ole xlink:href="OleObj1"/><draw:image xlink:href="ObjectReplacements/OleObj1"/></draw:frame><text:span text:style-name="T31"/></text:p>
      <text:p text:style-name="P3"><text:span text:style-name="T32">Flytdiagram:</text:span></text:p>
      <text:p text:style-name="P4"><draw:frame text:anchor-type="as-char" svg:width="146.58mm" svg:height="67.73mm" style:rel-width="scale" style:rel-height="scale"><draw:object-ole xlink:href="OleObj2"/><draw:image xlink:href="ObjectReplacements/OleObj2"/></draw:frame><text:span text:style-name="T33"/></text:p>
      <text:p text:style-name="P4"><text:span text:style-name="T34">(du kan finne en kopi i mappa som er enklare å lese kalt flytdiagram.drawio)</text:span></text:p>
      <text:p text:style-name="P5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